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3ac38" officeooo:paragraph-rsid="0003ac38"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bold" officeooo:rsid="0003ac38" officeooo:paragraph-rsid="0003ac38"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normal" officeooo:rsid="0003ac38" officeooo:paragraph-rsid="0003ac38"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03ac38" officeooo:paragraph-rsid="000553c9" style:font-size-asian="14pt" style:font-weight-asian="normal" style:font-size-complex="14pt" style:font-weight-complex="normal"/>
    </style:style>
    <style:style style:name="T1" style:family="text">
      <style:text-properties fo:font-size="12pt" fo:font-weight="bold" style:font-size-asian="12pt" style:font-weight-asian="bold"/>
    </style:style>
    <style:style style:name="T2" style:family="text">
      <style:text-properties fo:font-weight="bold" style:font-weight-asian="bold"/>
    </style:style>
    <style:style style:name="T3" style:family="text">
      <style:text-properties officeooo:rsid="000553c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hier des charges</text:p>
      <text:p text:style-name="P1"/>
      <text:p text:style-name="P1"/>
      <text:p text:style-name="P2">I Contexte et définition d<text:span text:style-name="T3">es</text:span> problème<text:span text:style-name="T3">s</text:span> :</text:p>
      <text:p text:style-name="P2"/>
      <text:p text:style-name="P3">Le lycée Léonce Vieljeux dispose d’un parking où les personnels peuvent garer leurs voitures. L’accès à ce parking se fait par badge RFID. Quand le badge est authentifié, un portail coulissant est actionné pour laisser entrer le véhicule.</text:p>
      <text:p text:style-name="P3"/>
      <text:p text:style-name="P3">L’accès au parking pose différents problèmes. Nous identifions les trois principaux :</text:p>
      <text:p text:style-name="P3">1- Pour avoir accès au lecteur de badge RFID il faut sortir du véhicule.</text:p>
      <text:p text:style-name="P3">2- Les personnels n’ont à priori aucune possibilité de savoir si le parking est plein ou pas.</text:p>
      <text:p text:style-name="P3"/>
      <text:p text:style-name="P2">II Objectif du projet :</text:p>
      <text:p text:style-name="P2"/>
      <text:p text:style-name="P4">Le projet consiste à permettre aux personnels <text:span text:style-name="T3">du lycée </text:span>Léonce Vieljeux d’actionner le portail coulissant sans avoir à sortir de leur véhicule. La solution retenue est l’ouverture du portail coulissant par lecture de QR Code. Les personnels sont informés des places disponibles dans le parking par un journal lumineux.</text:p>
      <text:p text:style-name="P3"/>
      <text:p text:style-name="P2">III Énoncé des tâches à réaliser :</text:p>
      <text:p text:style-name="P2"/>
      <text:p text:style-name="P3">Tâche N° 1 :</text:p>
      <text:p text:style-name="P3"/>
      <text:p text:style-name="P3">Fonctionnalités en charge :</text:p>
      <text:p text:style-name="P3"><text:s text:c="4"/>• Paquetage « Commande portail » :: IP Cam (Protocole ONVIF)</text:p>
      <text:p text:style-name="P3"/>
      <text:p text:style-name="P3">Tâche N° 2 :</text:p>
      <text:p text:style-name="P3"/>
      <text:p text:style-name="P3">Fonctionnalités en charge :</text:p>
      <text:p text:style-name="P3"><text:s text:c="4"/>• Paquetage « Commande portail » :: Board Module E/S</text:p>
      <text:p text:style-name="P3"/>
      <text:p text:style-name="P3">Tâche N° 3 :</text:p>
      <text:p text:style-name="P3"/>
      <text:p text:style-name="P3">Fonctionnalités en charge :</text:p>
      <text:p text:style-name="P3"><text:s text:c="4"/>• Paquetage « Commande portail » :: Router PoE/Wifi</text:p>
      <text:p text:style-name="P3"><text:s text:c="4"/>• Paquetage « Commande portail » :: BDD locale</text:p>
      <text:p text:style-name="P3"><text:s text:c="4"/>• Synchronisation BDD locale / BDD distante</text:p>
      <text:p text:style-name="P3"/>
      <text:p text:style-name="P3">Tâche N° 4 :</text:p>
      <text:p text:style-name="P3"/>
      <text:p text:style-name="P3">Fonctionnalités en charge :</text:p>
      <text:p text:style-name="P3"><text:s text:c="4"/>• Paquetage « Poste distant » (En totalité)</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8T16:20:49.020000000</meta:creation-date>
    <dc:date>2022-01-28T16:38:25.776000000</dc:date>
    <meta:editing-duration>PT7M26S</meta:editing-duration>
    <meta:editing-cycles>1</meta:editing-cycles>
    <meta:generator>LibreOffice/7.0.2.2$Windows_X86_64 LibreOffice_project/8349ace3c3162073abd90d81fd06dcfb6b36b994</meta:generator>
    <meta:document-statistic meta:table-count="0" meta:image-count="0" meta:object-count="0" meta:page-count="1" meta:paragraph-count="23" meta:word-count="238" meta:character-count="1395" meta:non-whitespace-character-count="1156"/>
  </office:meta>
</office:document-meta>
</file>